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53b11" officeooo:paragraph-rsid="00053b11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053b11" officeooo:paragraph-rsid="00053b11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06e2ca" officeooo:paragraph-rsid="0006e2ca" style:font-weight-asian="normal" style:font-weight-complex="normal"/>
    </style:style>
    <style:style style:name="P4" style:family="paragraph" style:parent-style-name="Standard">
      <style:text-properties style:text-underline-style="none" fo:font-weight="bold" officeooo:rsid="0006e2ca" officeooo:paragraph-rsid="0006e2ca" style:font-weight-asian="bold" style:font-weight-complex="bold"/>
    </style:style>
    <style:style style:name="P5" style:family="paragraph" style:parent-style-name="Standard" style:list-style-name="L1">
      <style:text-properties style:text-underline-style="none" fo:font-weight="normal" officeooo:rsid="00053b11" officeooo:paragraph-rsid="00053b11" style:font-weight-asian="normal" style:font-weight-complex="normal"/>
    </style:style>
    <style:style style:name="P6" style:family="paragraph" style:parent-style-name="Standard" style:list-style-name="L2">
      <style:text-properties style:text-underline-style="none" fo:font-weight="normal" officeooo:rsid="00053b11" officeooo:paragraph-rsid="00053b11" style:font-weight-asian="normal" style:font-weight-complex="normal"/>
    </style:style>
    <style:style style:name="P7" style:family="paragraph" style:parent-style-name="Standard">
      <style:text-properties fo:font-style="normal" style:text-underline-style="none" fo:font-weight="normal" officeooo:rsid="0006e2ca" officeooo:paragraph-rsid="0006e2ca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style:text-underline-style="none" fo:font-weight="normal" officeooo:rsid="000906dd" officeooo:paragraph-rsid="000906dd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s</text:p>
      <text:p text:style-name="P1"/>
      <text:p text:style-name="P2">The C++ standard library provides the type <text:span text:style-name="T1">istream</text:span> to deal with streams of input and the type <text:span text:style-name="T1">ostream</text:span> to deal with streams of output.</text:p>
      <text:p text:style-name="P2"/>
      <text:p text:style-name="P2">An <text:span text:style-name="T1">ostream</text:span></text:p>
      <text:list xml:id="list5593959501047011882" text:style-name="L1">
        <text:list-item>
          <text:p text:style-name="P5">Turns values of various types into character sequences</text:p>
        </text:list-item>
        <text:list-item>
          <text:p text:style-name="P5">Sends those characters “somewhere” (such as to a console, a file, the main memory, or another computer)</text:p>
        </text:list-item>
      </text:list>
      <text:p text:style-name="P2"/>
      <text:p text:style-name="P2">The buffer is a data structure that the <text:span text:style-name="T1">ostream</text:span> uses internally to store the data you give it while communicating with the operating system.</text:p>
      <text:p text:style-name="P2"/>
      <text:p text:style-name="P2">An <text:span text:style-name="T1">istream</text:span></text:p>
      <text:list xml:id="list3148919608943310766" text:style-name="L2">
        <text:list-item>
          <text:p text:style-name="P6">Turns character sequences into values of various types</text:p>
        </text:list-item>
        <text:list-item>
          <text:p text:style-name="P6">Gets those characters from somewhere (such as a console, a file, the main memory, or another computer)</text:p>
        </text:list-item>
      </text:list>
      <text:p text:style-name="P2"/>
      <text:p text:style-name="P2">For a file, an <text:span text:style-name="T1">ostream</text:span> converts objects in main memory into streams of bytes and writes them to disk. An <text:span text:style-name="T1">istream </text:span>does the opposite; that is; it takes a stream of bytes from disk and composes objects from them.</text:p>
      <text:p text:style-name="P2"/>
      <text:p text:style-name="P3">The possibilities for input errors are limitless! However, an <text:span text:style-name="T1">istream</text:span> reduces all to four possible cases, called the <text:span text:style-name="T2">stream state</text:span><text:span text:style-name="T3">:</text:span></text:p>
      <text:p text:style-name="P7"/>
      <text:p text:style-name="P4"><text:span text:style-name="T3">good( )<text:tab/></text:span><text:span text:style-name="T4">The operations succeeded</text:span></text:p>
      <text:p text:style-name="P4"><text:span text:style-name="T3">eof( )<text:tab/><text:tab/></text:span><text:span text:style-name="T4">We hit end of input (“end of file”)</text:span></text:p>
      <text:p text:style-name="P4"><text:span text:style-name="T3">fail( )<text:tab/><text:tab/></text:span><text:span text:style-name="T4">Something unexpected happened (e.g. we looked for a digit and found ‘x’</text:span></text:p>
      <text:p text:style-name="P4"><text:span text:style-name="T3">bad( )<text:tab/><text:tab/></text:span><text:span text:style-name="T4">Something unexpected and serious happened (e.g. a disk read error)</text:span></text:p>
      <text:p text:style-name="P7"/>
      <text:p text:style-name="P8">The way to make code clearer is often to separate logically distinct concerns into separate functions. For example, we can separate out the code for recovering after seeing a “bad” (i.e., unexpected) charact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19:35:04.524509042</meta:creation-date>
    <meta:generator>LibreOffice/5.1.6.2$Linux_X86_64 LibreOffice_project/10m0$Build-2</meta:generator>
    <dc:date>2018-05-03T20:15:03.427282536</dc:date>
    <meta:editing-duration>PT12M17S</meta:editing-duration>
    <meta:editing-cycles>3</meta:editing-cycles>
    <meta:document-statistic meta:table-count="0" meta:image-count="0" meta:object-count="0" meta:page-count="1" meta:paragraph-count="16" meta:word-count="240" meta:character-count="1393" meta:non-whitespace-character-count="1170"/>
  </office:meta>
</office:document-meta>
</file>